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----------------------------------------------------------- </text:p>
      <text:p text:style-name="Standard"><text:s text:c="12"/>Analyze Portfolio: <text:s text:c="53"/></text:p>
      <text:p text:style-name="Standard"><text:s text:c="12"/>--------------------------------------------------------------------- </text:p>
      <text:p text:style-name="Standard"><text:s text:c="12"/>Beta : 1.211 <text:tab/> Alpha: -0.011 <text:tab/> \ </text:p>
      <text:p text:style-name="Standard"><text:s text:c="12"/>Sharpe: -0.006 <text:tab/> Sortino: -0.006 </text:p>
      <text:p text:style-name="Standard"><text:s text:c="12"/>--------------------------------------------------------------------- </text:p>
      <text:p text:style-name="Standard"><text:s text:c="12"/>VaR : 0.112 <text:tab/> cVaR: 0.265 <text:tab/> \ </text:p>
      <text:p text:style-name="Standard"><text:s text:c="12"/>VaR/cVaR: 2.376 <text:tab/> Drawdown: 0.372</text:p>
      <text:p text:style-name="Standard"><text:s text:c="12"/>---------------------------------------------------------------------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5T16:07:12.616000000</meta:creation-date>
    <dc:date>2024-06-05T16:07:18.193000000</dc:date>
    <meta:editing-duration>PT5S</meta:editing-duration>
    <meta:editing-cycles>1</meta:editing-cycles>
    <meta:document-statistic meta:table-count="0" meta:image-count="0" meta:object-count="0" meta:page-count="1" meta:paragraph-count="9" meta:word-count="26" meta:character-count="568" meta:non-whitespace-character-count="381"/>
    <meta:generator>LibreOffice/7.6.0.3$Windows_X86_64 LibreOffice_project/69edd8b8ebc41d00b4de3915dc82f8f0fc3b6265</meta:generator>
  </office:meta>
</office:document-meta>
</file>